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CC717D0AC7BB339F.jpg" manifest:media-type="image/jpeg"/>
  <manifest:file-entry manifest:full-path="Pictures/10000000000003C0000002D0E83237595E6E25CB.jpg" manifest:media-type="image/jpeg"/>
  <manifest:file-entry manifest:full-path="Pictures/10000000000003C0000002D0372131B336F830CC.jpg" manifest:media-type="image/jpeg"/>
  <manifest:file-entry manifest:full-path="Pictures/10000000000003C0000002D0B68C20D32CD22CE1.jpg" manifest:media-type="image/jpeg"/>
  <manifest:file-entry manifest:full-path="Pictures/10000000000003C0000002D0308FFF6BAD6E22FC.jpg" manifest:media-type="image/jpeg"/>
  <manifest:file-entry manifest:full-path="Pictures/10000000000003C0000002D0DED16785C1333DC2.jpg" manifest:media-type="image/jpeg"/>
  <manifest:file-entry manifest:full-path="Pictures/10000000000003C0000002D0857E7630F5B2B7AB.jpg" manifest:media-type="image/jpeg"/>
  <manifest:file-entry manifest:full-path="Pictures/10000000000003C0000002D016E72F6C3938BD97.jpg" manifest:media-type="image/jpeg"/>
  <manifest:file-entry manifest:full-path="Pictures/10000000000003C0000002D0C8EE9B6BD33DF8E5.jpg" manifest:media-type="image/jpeg"/>
  <manifest:file-entry manifest:full-path="Pictures/10000000000003C0000002D018E45BC1D9A5EAFE.jpg" manifest:media-type="image/jpeg"/>
  <manifest:file-entry manifest:full-path="Pictures/10000000000003C0000002D04691D54B03B27D2B.jpg" manifest:media-type="image/jpeg"/>
  <manifest:file-entry manifest:full-path="Pictures/10000000000003C0000002D00BFE22B89B0AC3B5.jpg" manifest:media-type="image/jpeg"/>
  <manifest:file-entry manifest:full-path="Pictures/10000000000003C0000002D02D418586878947C8.jpg" manifest:media-type="image/jpeg"/>
  <manifest:file-entry manifest:full-path="Pictures/10000000000003C0000002D02F604961A0336719.jpg" manifest:media-type="image/jpeg"/>
  <manifest:file-entry manifest:full-path="Pictures/10000000000003C0000002D0AF3450AED370C31B.jpg" manifest:media-type="image/jpeg"/>
  <manifest:file-entry manifest:full-path="Pictures/10000000000003C0000002D04E120031D73FC50D.jpg" manifest:media-type="image/jpeg"/>
  <manifest:file-entry manifest:full-path="Pictures/10000000000003C0000002D0453422AD8A8159AB.jpg" manifest:media-type="image/jpeg"/>
  <manifest:file-entry manifest:full-path="Pictures/10000000000003C0000002D0DFBDA4CE3FC3131F.jpg" manifest:media-type="image/jpeg"/>
  <manifest:file-entry manifest:full-path="Pictures/10000000000003C0000002D075955F2CDBCCE59D.jpg" manifest:media-type="image/jpeg"/>
  <manifest:file-entry manifest:full-path="Pictures/10000000000003C0000002D0E3453F11490792EA.jpg" manifest:media-type="image/jpeg"/>
  <manifest:file-entry manifest:full-path="Pictures/10000000000003C0000002D0203BE811734BB3E3.jpg" manifest:media-type="image/jpeg"/>
  <manifest:file-entry manifest:full-path="Pictures/10000000000003C0000002D064446212A2D58A9C.jpg" manifest:media-type="image/jpeg"/>
  <manifest:file-entry manifest:full-path="Pictures/10000000000003C0000002D0E78D6224CFDD1FE5.jpg" manifest:media-type="image/jpeg"/>
  <manifest:file-entry manifest:full-path="Pictures/10000000000003C0000002D069364091348881A8.jpg" manifest:media-type="image/jpeg"/>
  <manifest:file-entry manifest:full-path="Pictures/10000000000003C0000002D0E6EE36ED34FCA79E.jpg" manifest:media-type="image/jpeg"/>
  <manifest:file-entry manifest:full-path="Pictures/10000000000003C0000002D0E10401E9D003F6E2.jpg" manifest:media-type="image/jpeg"/>
  <manifest:file-entry manifest:full-path="Pictures/10000000000003C0000002D0FC0F5BE82DE1F2F2.jpg" manifest:media-type="image/jpeg"/>
  <manifest:file-entry manifest:full-path="Pictures/10000000000003C0000002D09E0D1F6DEB2F1ECD.jpg" manifest:media-type="image/jpeg"/>
  <manifest:file-entry manifest:full-path="Pictures/10000000000003C0000002D0199E8FB5397FFEE4.jpg" manifest:media-type="image/jpeg"/>
  <manifest:file-entry manifest:full-path="Pictures/10000000000003C0000002D0F7E0C22ADF0CC9AC.jpg" manifest:media-type="image/jpeg"/>
  <manifest:file-entry manifest:full-path="Pictures/10000000000003C0000002D058E943CC6D464BB8.jpg" manifest:media-type="image/jpeg"/>
  <manifest:file-entry manifest:full-path="Pictures/10000000000003C0000002D05B8CC772EFB26AB0.jpg" manifest:media-type="image/jpeg"/>
  <manifest:file-entry manifest:full-path="Pictures/10000000000003C0000002D0ADD5B9B3A40EEDC2.jpg" manifest:media-type="image/jpeg"/>
  <manifest:file-entry manifest:full-path="Pictures/10000000000003C0000002D0E104651DE783C9A6.jpg" manifest:media-type="image/jpeg"/>
  <manifest:file-entry manifest:full-path="Pictures/10000000000003C0000002D02FAF60FCC1BA0726.jpg" manifest:media-type="image/jpeg"/>
  <manifest:file-entry manifest:full-path="Pictures/10000000000003C0000002D0968602CEF92B2C2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DFBDA4CE3FC3131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64446212A2D58A9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8cm" svg:height="21cm" svg:x="0cm" svg:y="0.001cm">
          <draw:image xlink:href="Pictures/10000000000003C0000002D0E6EE36ED34FCA79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7.999cm" svg:height="20.999cm" svg:x="0.001cm" svg:y="0cm">
          <draw:image xlink:href="Pictures/10000000000003C0000002D069364091348881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7.999cm" svg:height="20.999cm" svg:x="0.001cm" svg:y="0.001cm">
          <draw:image xlink:href="Pictures/10000000000003C0000002D09E0D1F6DEB2F1E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8cm" svg:height="21cm" svg:x="0cm" svg:y="0.001cm">
          <draw:image xlink:href="Pictures/10000000000003C0000002D0453422AD8A8159A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8cm" svg:height="21cm" svg:x="0cm" svg:y="0.001cm">
          <draw:image xlink:href="Pictures/10000000000003C0000002D0203BE811734BB3E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7.999cm" svg:height="20.999cm" svg:x="0.001cm" svg:y="0cm">
          <draw:image xlink:href="Pictures/10000000000003C0000002D04E120031D73FC5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8cm" svg:height="21cm" svg:x="0cm" svg:y="0.001cm">
          <draw:image xlink:href="Pictures/10000000000003C0000002D0E78D6224CFDD1FE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8cm" svg:height="21cm" svg:x="0cm" svg:y="0cm">
          <draw:image xlink:href="Pictures/10000000000003C0000002D02F604961A033671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7.999cm" svg:height="20.999cm" svg:x="0.001cm" svg:y="0.001cm">
          <draw:image xlink:href="Pictures/10000000000003C0000002D058E943CC6D464BB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27.999cm" svg:height="20.999cm" svg:x="0.001cm" svg:y="0.001cm">
          <draw:image xlink:href="Pictures/10000000000003C0000002D0ADD5B9B3A40EED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27.999cm" svg:height="20.999cm" svg:x="0.001cm" svg:y="0.001cm">
          <draw:image xlink:href="Pictures/10000000000003C0000002D02FAF60FCC1BA07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28cm" svg:height="21cm" svg:x="0cm" svg:y="0cm">
          <draw:image xlink:href="Pictures/10000000000003C0000002D0C8EE9B6BD33DF8E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27.999cm" svg:height="20.999cm" svg:x="0.001cm" svg:y="0.001cm">
          <draw:image xlink:href="Pictures/10000000000003C0000002D00BFE22B89B0AC3B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.001cm">
          <draw:image xlink:href="Pictures/10000000000003C0000002D0968602CEF92B2C2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28cm" svg:height="21cm" svg:x="0cm" svg:y="0cm">
          <draw:image xlink:href="Pictures/10000000000003C0000002D0E3453F11490792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27.939cm" svg:height="20.954cm" svg:x="0.001cm" svg:y="0.001cm">
          <draw:image xlink:href="Pictures/10000000000003C0000002D0199E8FB5397FFEE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1" draw:layer="layout" svg:width="28cm" svg:height="21cm" svg:x="0cm" svg:y="0cm">
          <draw:image xlink:href="Pictures/10000000000003C0000002D0AF3450AED370C31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27.999cm" svg:height="20.998cm" svg:x="0.001cm" svg:y="0.001cm">
          <draw:image xlink:href="Pictures/10000000000003C0000002D05B8CC772EFB26AB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E104651DE783C9A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1" draw:layer="layout" svg:width="28cm" svg:height="21cm" svg:x="0cm" svg:y="0.001cm">
          <draw:image xlink:href="Pictures/10000000000003C0000002D0FC0F5BE82DE1F2F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" draw:text-style-name="P1" draw:layer="layout" svg:width="27.999cm" svg:height="20.999cm" svg:x="0.001cm" svg:y="0.001cm">
          <draw:image xlink:href="Pictures/10000000000003C0000002D016E72F6C3938BD9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1" draw:layer="layout" svg:width="27.999cm" svg:height="20.999cm" svg:x="0.001cm" svg:y="0cm">
          <draw:image xlink:href="Pictures/10000000000003C0000002D0857E7630F5B2B7A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1" draw:layer="layout" svg:width="27.999cm" svg:height="20.999cm" svg:x="0.001cm" svg:y="0.001cm">
          <draw:image xlink:href="Pictures/10000000000003C0000002D0DED16785C1333D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" draw:text-style-name="P1" draw:layer="layout" svg:width="28cm" svg:height="21cm" svg:x="0cm" svg:y="0.001cm">
          <draw:image xlink:href="Pictures/10000000000003C0000002D02D418586878947C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" draw:text-style-name="P1" draw:layer="layout" svg:width="27.999cm" svg:height="20.999cm" svg:x="0.001cm" svg:y="0cm">
          <draw:image xlink:href="Pictures/10000000000003C0000002D0308FFF6BAD6E22F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1" draw:text-style-name="P1" draw:layer="layout" svg:width="27.999cm" svg:height="20.999cm" svg:x="0.001cm" svg:y="0cm">
          <draw:image xlink:href="Pictures/10000000000003C0000002D0B68C20D32CD22CE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1" draw:text-style-name="P1" draw:layer="layout" svg:width="27.999cm" svg:height="20.999cm" svg:x="0.001cm" svg:y="0.001cm">
          <draw:image xlink:href="Pictures/10000000000003C0000002D04691D54B03B27D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1" draw:text-style-name="P1" draw:layer="layout" svg:width="28cm" svg:height="21cm" svg:x="0cm" svg:y="0cm">
          <draw:image xlink:href="Pictures/10000000000003C0000002D0E10401E9D003F6E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" draw:text-style-name="P1" draw:layer="layout" svg:width="27.999cm" svg:height="20.999cm" svg:x="0.001cm" svg:y="0.001cm">
          <draw:image xlink:href="Pictures/10000000000003C0000002D0F7E0C22ADF0CC9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1" draw:text-style-name="P1" draw:layer="layout" svg:width="27.999cm" svg:height="20.999cm" svg:x="0.001cm" svg:y="0.001cm">
          <draw:image xlink:href="Pictures/10000000000003C0000002D0372131B336F830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1" draw:text-style-name="P1" draw:layer="layout" svg:width="28cm" svg:height="21cm" svg:x="0cm" svg:y="0cm">
          <draw:image xlink:href="Pictures/10000000000003C0000002D075955F2CDBCCE59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1" draw:text-style-name="P1" draw:layer="layout" svg:width="28cm" svg:height="21cm" svg:x="0cm" svg:y="0.001cm">
          <draw:image xlink:href="Pictures/10000000000003C0000002D018E45BC1D9A5EA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1" draw:text-style-name="P1" draw:layer="layout" svg:width="28cm" svg:height="21cm" svg:x="0cm" svg:y="0.001cm">
          <draw:image xlink:href="Pictures/10000000000003C0000002D0E83237595E6E25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1" draw:text-style-name="P1" draw:layer="layout" svg:width="27.999cm" svg:height="20.999cm" svg:x="0.001cm" svg:y="0.001cm">
          <draw:image xlink:href="Pictures/10000000000003C0000002D0CC717D0AC7BB339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07:38:38.007614814</meta:creation-date>
    <dc:date>2018-11-16T07:55:37.652549294</dc:date>
    <meta:editing-duration>PT16M44S</meta:editing-duration>
    <meta:editing-cycles>36</meta:editing-cycles>
    <meta:generator>LibreOffice/5.1.6.2$Linux_X86_64 LibreOffice_project/10m0$Build-2</meta:generator>
    <meta:document-statistic meta:object-count="129"/>
  </office:meta>
</office:document-meta>
</file>